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48e8a"/>
    </style:style>
    <style:style style:name="P2" style:family="paragraph" style:parent-style-name="Standard">
      <style:text-properties officeooo:rsid="00148e8a" officeooo:paragraph-rsid="00148e8a"/>
    </style:style>
    <style:style style:name="P3" style:family="paragraph" style:parent-style-name="Standard">
      <style:text-properties fo:font-size="16pt" fo:font-weight="bold" officeooo:rsid="00148e8a" officeooo:paragraph-rsid="00148e8a"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officeooo:rsid="002ce1bd" officeooo:paragraph-rsid="002ce1bd" style:font-size-asian="14pt" style:font-size-complex="16pt"/>
    </style:style>
    <style:style style:name="P5" style:family="paragraph" style:parent-style-name="Standard">
      <style:text-properties fo:font-size="16pt" style:text-underline-style="solid" style:text-underline-width="auto" style:text-underline-color="font-color" fo:font-weight="normal" officeooo:rsid="003078f0" officeooo:paragraph-rsid="003078f0" style:font-size-asian="14pt" style:font-weight-asian="normal" style:font-size-complex="16pt" style:font-weight-complex="normal"/>
    </style:style>
    <style:style style:name="P6" style:family="paragraph" style:parent-style-name="Standard">
      <style:text-properties fo:font-size="14pt" officeooo:paragraph-rsid="0015fc37" style:font-size-asian="12.25pt" style:font-size-complex="14pt"/>
    </style:style>
    <style:style style:name="P7" style:family="paragraph" style:parent-style-name="Standard">
      <style:text-properties fo:font-size="14pt" style:text-underline-style="solid" style:text-underline-width="auto" style:text-underline-color="font-color" officeooo:rsid="0015fc37" officeooo:paragraph-rsid="0015fc37" style:font-size-asian="12.25pt" style:font-size-complex="14pt"/>
    </style:style>
    <style:style style:name="P8" style:family="paragraph" style:parent-style-name="Standard">
      <style:text-properties fo:font-size="14pt" style:text-underline-style="solid" style:text-underline-width="auto" style:text-underline-color="font-color" officeooo:rsid="00188908" officeooo:paragraph-rsid="00188908" style:font-size-asian="14pt" style:font-size-complex="14pt"/>
    </style:style>
    <style:style style:name="P9" style:family="paragraph" style:parent-style-name="Standard">
      <style:text-properties fo:font-size="14pt" style:text-underline-style="solid" style:text-underline-width="auto" style:text-underline-color="font-color" fo:font-weight="normal" officeooo:rsid="001ff096" officeooo:paragraph-rsid="001ff096" style:font-size-asian="14pt" style:font-weight-asian="normal" style:font-size-complex="14pt" style:font-weight-complex="normal"/>
    </style:style>
    <style:style style:name="P10" style:family="paragraph" style:parent-style-name="Standard">
      <style:text-properties fo:font-size="14pt" style:text-underline-style="solid" style:text-underline-width="auto" style:text-underline-color="font-color" fo:font-weight="normal" officeooo:rsid="0038f5e2" officeooo:paragraph-rsid="0038f5e2" style:font-size-asian="12.25pt" style:font-weight-asian="normal" style:font-size-complex="14pt" style:font-weight-complex="normal"/>
    </style:style>
    <style:style style:name="P11" style:family="paragraph" style:parent-style-name="Standard">
      <style:text-properties fo:font-size="14pt" fo:font-weight="bold" officeooo:rsid="001cfcff" officeooo:paragraph-rsid="001cfcff" style:font-size-asian="14pt" style:font-weight-asian="bold" style:font-size-complex="14pt" style:font-weight-complex="bold"/>
    </style:style>
    <style:style style:name="P12" style:family="paragraph" style:parent-style-name="Standard">
      <style:text-properties fo:font-size="14pt" style:text-underline-style="none" fo:font-weight="normal" officeooo:rsid="001ff096" officeooo:paragraph-rsid="001ff096" style:font-size-asian="14pt" style:font-weight-asian="normal" style:font-size-complex="14pt" style:font-weight-complex="normal"/>
    </style:style>
    <style:style style:name="P13" style:family="paragraph" style:parent-style-name="Standard">
      <style:text-properties fo:font-size="14pt" style:text-underline-style="none" fo:font-weight="normal" officeooo:rsid="0038f5e2" officeooo:paragraph-rsid="0038f5e2" style:font-size-asian="12.25pt" style:font-weight-asian="normal" style:font-size-complex="14pt" style:font-weight-complex="normal"/>
    </style:style>
    <style:style style:name="P14" style:family="paragraph" style:parent-style-name="Standard">
      <style:text-properties fo:font-size="14pt" style:text-underline-style="none" fo:font-weight="normal" officeooo:rsid="0038f5e2" officeooo:paragraph-rsid="003a0407" style:font-size-asian="12.25pt" style:font-weight-asian="normal" style:font-size-complex="14pt" style:font-weight-complex="normal"/>
    </style:style>
    <style:style style:name="P15" style:family="paragraph" style:parent-style-name="Standard">
      <style:text-properties fo:font-size="14pt" style:text-underline-style="none" fo:font-weight="normal" officeooo:rsid="003a0407" officeooo:paragraph-rsid="003a0407" style:font-size-asian="12.25pt" style:font-weight-asian="normal" style:font-size-complex="14pt" style:font-weight-complex="normal"/>
    </style:style>
    <style:style style:name="P16" style:family="paragraph" style:parent-style-name="Standard">
      <style:text-properties fo:font-size="14pt" style:text-underline-style="none" fo:font-weight="normal" officeooo:rsid="003d4623" officeooo:paragraph-rsid="003d4623" style:font-size-asian="12.25pt" style:font-weight-asian="normal" style:font-size-complex="14pt" style:font-weight-complex="normal"/>
    </style:style>
    <style:style style:name="P17" style:family="paragraph" style:parent-style-name="Standard">
      <style:text-properties fo:font-size="14pt" style:text-underline-style="none" fo:font-weight="normal" officeooo:rsid="003ed057" officeooo:paragraph-rsid="003ed057" style:font-size-asian="12.25pt" style:font-weight-asian="normal" style:font-size-complex="14pt" style:font-weight-complex="normal"/>
    </style:style>
    <style:style style:name="P18" style:family="paragraph" style:parent-style-name="Standard">
      <style:text-properties fo:font-size="14pt" style:text-underline-style="none" fo:font-weight="bold" officeooo:rsid="002ce1bd" officeooo:paragraph-rsid="002ce1bd" style:font-size-asian="12.25pt" style:font-weight-asian="bold" style:font-size-complex="14pt" style:font-weight-complex="bold"/>
    </style:style>
    <style:style style:name="P19" style:family="paragraph" style:parent-style-name="Standard">
      <style:text-properties officeooo:paragraph-rsid="0015fc37"/>
    </style:style>
    <style:style style:name="P20" style:family="paragraph" style:parent-style-name="Standard">
      <style:text-properties fo:font-size="12pt" style:text-underline-style="solid" style:text-underline-width="auto" style:text-underline-color="font-color" officeooo:rsid="00188908" officeooo:paragraph-rsid="00188908" style:font-size-asian="12pt" style:font-size-complex="12pt"/>
    </style:style>
    <style:style style:name="P21" style:family="paragraph" style:parent-style-name="Standard">
      <style:text-properties fo:font-size="12pt" style:text-underline-style="none" officeooo:rsid="0018c329" officeooo:paragraph-rsid="0018c329" style:font-size-asian="12pt" style:font-size-complex="12pt"/>
    </style:style>
    <style:style style:name="P22" style:family="paragraph" style:parent-style-name="Standard">
      <style:text-properties fo:font-size="12pt" style:text-underline-style="none" fo:font-weight="normal" officeooo:rsid="002ce1bd" officeooo:paragraph-rsid="002ce1b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d18d8" officeooo:paragraph-rsid="002d18d8"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078f0" officeooo:paragraph-rsid="003078f0" style:font-size-asian="10.5pt" style:font-weight-asian="normal" style:font-size-complex="12pt" style:font-weight-complex="normal"/>
    </style:style>
    <style:style style:name="P25" style:family="paragraph" style:parent-style-name="Standard">
      <style:text-properties officeooo:rsid="0019cac8" officeooo:paragraph-rsid="0019cac8"/>
    </style:style>
    <style:style style:name="P26" style:family="paragraph" style:parent-style-name="Standard">
      <style:text-properties officeooo:rsid="001c3acb" officeooo:paragraph-rsid="001c3acb"/>
    </style:style>
    <style:style style:name="P27" style:family="paragraph" style:parent-style-name="Standard">
      <style:text-properties fo:font-size="20pt" style:text-underline-style="solid" style:text-underline-width="auto" style:text-underline-color="font-color" fo:font-weight="normal" officeooo:rsid="002b45b0" officeooo:paragraph-rsid="002b45b0" style:font-size-asian="17.5pt" style:font-weight-asian="normal" style:font-size-complex="20pt" style:font-weight-complex="normal"/>
    </style:style>
    <style:style style:name="P28" style:family="paragraph" style:parent-style-name="Standard" style:list-style-name="L1">
      <style:text-properties fo:font-size="16pt" officeooo:rsid="00148e8a" officeooo:paragraph-rsid="00148e8a" style:font-size-asian="14pt" style:font-size-complex="16pt"/>
    </style:style>
    <style:style style:name="P29" style:family="paragraph" style:parent-style-name="Standard">
      <style:text-properties fo:font-size="14pt" style:text-underline-style="none" fo:font-weight="normal" officeooo:rsid="003a0407" officeooo:paragraph-rsid="003a0407" style:font-size-asian="12.25pt" style:font-weight-asian="normal" style:font-size-complex="14pt" style:font-weight-complex="normal"/>
    </style:style>
    <style:style style:name="P30" style:family="paragraph" style:parent-style-name="Standard" style:list-style-name="L2">
      <style:text-properties fo:font-size="14pt" style:text-underline-style="none" fo:font-weight="normal" officeooo:rsid="003a0407" officeooo:paragraph-rsid="003a0407" style:font-size-asian="12.25pt" style:font-weight-asian="normal" style:font-size-complex="14pt" style:font-weight-complex="normal"/>
    </style:style>
    <style:style style:name="T1" style:family="text">
      <style:text-properties officeooo:rsid="0015fc37"/>
    </style:style>
    <style:style style:name="T2" style:family="text">
      <style:text-properties officeooo:rsid="0016ebc1"/>
    </style:style>
    <style:style style:name="T3" style:family="text">
      <style:text-properties officeooo:rsid="0019bb3f"/>
    </style:style>
    <style:style style:name="T4" style:family="text">
      <style:text-properties officeooo:rsid="0019cac8"/>
    </style:style>
    <style:style style:name="T5" style:family="text">
      <style:text-properties officeooo:rsid="001b96d3"/>
    </style:style>
    <style:style style:name="T6" style:family="text">
      <style:text-properties officeooo:rsid="0020f6bd"/>
    </style:style>
    <style:style style:name="T7" style:family="text">
      <style:text-properties officeooo:rsid="0022407a"/>
    </style:style>
    <style:style style:name="T8" style:family="text">
      <style:text-properties officeooo:rsid="00259dd4"/>
    </style:style>
    <style:style style:name="T9" style:family="text">
      <style:text-properties officeooo:rsid="00272a8c"/>
    </style:style>
    <style:style style:name="T10" style:family="text">
      <style:text-properties officeooo:rsid="0027e1e2"/>
    </style:style>
    <style:style style:name="T11" style:family="text">
      <style:text-properties officeooo:rsid="002b45b0"/>
    </style:style>
    <style:style style:name="T12" style:family="text">
      <style:text-properties officeooo:rsid="003531c3"/>
    </style:style>
    <style:style style:name="T13" style:family="text">
      <style:text-properties officeooo:rsid="003a0407"/>
    </style:style>
    <style:style style:name="T14" style:family="text">
      <style:text-properties officeooo:rsid="003bcc0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rkChain: User’s guide to putting ZK verification on-chain</text:p>
      <text:p text:style-name="P3">Core components</text:p>
      <text:list xml:id="list2241761096" text:style-name="L1">
        <text:list-item>
          <text:p text:style-name="P28">Verifier – End-user client for using ArkChain.</text:p>
        </text:list-item>
        <text:list-item>
          <text:p text:style-name="P28">Prover (private-key holder) – Security addition to TLS</text:p>
        </text:list-item>
        <text:list-item>
          <text:p text:style-name="P28">Third-party prover – bridging <text:span text:style-name="T11">the </text:span>current web to ArkChain</text:p>
        </text:list-item>
      </text:list>
      <text:p text:style-name="P2"/>
      <text:p text:style-name="P26"/>
      <text:p text:style-name="P7">Verifier</text:p>
      <text:p text:style-name="P19"><text:span text:style-name="T1">The verifier can input some data to find any related Zero-Knowledge Proofs that could prove the data’s source, </text:span><text:span text:style-name="T2">presented as a list of matches (in case of multiple entries). </text:span><text:span text:style-name="T10">Filtering and pruning features will be very important for the full-release of the product, since not everybody has the same network or storage capacities.</text:span></text:p>
      <text:p text:style-name="P6"/>
      <text:p text:style-name="P8">Prover</text:p>
      <text:p text:style-name="P21">As a prover, <text:span text:style-name="T3">you take the data that you wish to prove as legitimately originati</text:span><text:span text:style-name="T4">ng</text:span><text:span text:style-name="T3"> from you as the source and generate a ZKP using your private key. The private key </text:span><text:span text:style-name="T4">can be from your TLS for added security, since your web domains are already an authoritative source for the public key, meaning that it is easier to trust.</text:span></text:p>
      <text:p text:style-name="P20"/>
      <text:p text:style-name="P8">Third-part<text:span text:style-name="T12">y</text:span> Prover</text:p>
      <text:p text:style-name="P25">Any prover can <text:span text:style-name="T5">prove data on behalf of another origin by generating proofs that ‘vouch’ for a specific origin. </text:span><text:span text:style-name="T9">This method is less trusted than a ZKP generated directly by using the source’s web certificates however the third-party should set up a bridge that includes public certificates for reputation-based security.</text:span></text:p>
      <text:p text:style-name="P1"/>
      <text:p text:style-name="P11">Design Choices: Choosing security and privacy as the default</text:p>
      <text:p text:style-name="P9">Inclusion of public key in an ArkBlock</text:p>
      <text:p text:style-name="P12">It was considered whether or not to include a field for public key on the blockchain so tha<text:span text:style-name="T6">t the data source can be obtained without an external claim. This would be useful for corporations </text:span><text:span text:style-name="T7">and other organisations </text:span><text:span text:style-name="T6">that do not need privacy, </text:span><text:span text:style-name="T7">since data can be linked to a source without any additional information.</text:span></text:p>
      <text:p text:style-name="P12"/>
      <text:p text:style-name="P9">Deprecation</text:p>
      <text:p text:style-name="P12">If a private key is compromised, the blocks associated with that key should be able to be deprecated so that there is not never-ending bloat building up inside the blockchain. <text:span text:style-name="T6">Fil</text:span><text:span text:style-name="T8">tered pruning should be possible for those users with limitations in terms of storage capacity, network bandwidth or other issues. Filtering features might allow the user to choose between a blacklist, whitelist or public-key-linked blocks only.</text:span></text:p>
      <text:p text:style-name="P1"/>
      <text:p text:style-name="P4">Verification Program</text:p>
      <text:p text:style-name="P18">Command Line Interface</text:p>
      <text:p text:style-name="P22">Currently the CLI version is the only available user interface due to development constraints, if the project is successful then a full-featured user-interface will be essential to product usability. </text:p>
      <text:p text:style-name="P22"/>
      <text:p text:style-name="P23">Using the CLI is rather easy, you simply run the verifier program using python (or python3) then input the filepath as an essential parameter and the source’s public key as an optional parameter. </text:p>
      <text:p text:style-name="P5"><text:soft-page-break/>Prover Program</text:p>
      <text:p text:style-name="P24">A prover should be able to take some data and claim ownership over it to the network by hashing it and generating a ZKP. </text:p>
      <text:p text:style-name="P24"/>
      <text:p text:style-name="P24"/>
      <text:p text:style-name="P10">Network Protocol</text:p>
      <text:p text:style-name="P14">Sharing ArkBlocks <text:span text:style-name="T13">(list of records). </text:span></text:p>
      <text:p text:style-name="P15">Record Structure:</text:p>
      <text:list xml:id="list4235526126" text:style-name="L2">
        <text:list-item>
          <text:p text:style-name="P30">Timestamp, <text:span text:style-name="T14">SHA-256 </text:span>Hash, ZKP <text:span text:style-name="T14">(zk-SNARK)</text:span></text:p>
        </text:list-item>
      </text:list>
      <text:p text:style-name="P15"/>
      <text:p text:style-name="P13">Share public keys</text:p>
      <text:p text:style-name="P10"/>
      <text:p text:style-name="P10"/>
      <text:p text:style-name="P10">Network Consensus Algorithm</text:p>
      <text:p text:style-name="P16">Quorum slices decide on correct data.</text:p>
      <text:p text:style-name="P16"/>
      <text:p text:style-name="P16"/>
      <text:p text:style-name="P17">User Interface</text:p>
      <text:p text:style-name="P17">Etch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09:10:21.821425619</meta:creation-date>
    <dc:date>2023-12-16T19:01:50.829499891</dc:date>
    <meta:editing-duration>PT3H40M21S</meta:editing-duration>
    <meta:editing-cycles>31</meta:editing-cycles>
    <meta:generator>LibreOffice/7.3.7.2$Linux_X86_64 LibreOffice_project/30$Build-2</meta:generator>
    <meta:document-statistic meta:table-count="0" meta:image-count="0" meta:object-count="0" meta:page-count="2" meta:paragraph-count="31" meta:word-count="460" meta:character-count="2861" meta:non-whitespace-character-count="2429"/>
  </office:meta>
</office:document-meta>
</file>